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face style:name="DejaVuSans1" svg:font-family="DejaVu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ff" svg:stroke-opacity="20%" draw:stroke-linejoin="round" svg:stroke-linecap="butt" draw:fill="solid" draw:fill-color="#0000ff"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7" style:family="graphic" style:parent-style-name="standard">
      <style:graphic-properties draw:stroke="dash" draw:stroke-dash="stroke-dash30" svg:stroke-width="0.052cm" svg:stroke-color="#000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draw:fill="none" draw:textarea-horizontal-align="left" draw:textarea-vertical-align="top" draw:auto-grow-height="true" draw:auto-grow-width="true" fo:min-height="0.412cm" fo:min-width="0.736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ff"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P7" style:family="paragraph">
      <loext:graphic-properties draw:fill="none"/>
      <style:paragraph-properties fo:text-align="start" style:writing-mode="lr-tb"/>
      <style:text-properties fo:font-size="10pt" style:font-size-asian="10pt" style:font-size-complex="10pt"/>
    </style:style>
    <style:style style:name="T1" style:family="text">
      <style:text-properties fo:color="#000000" loext:opacity="100%" style:font-name="DejaVuSans" fo:font-size="10pt" fo:font-weight="normal" style:font-size-asian="10pt" style:font-weight-asian="normal" style:font-name-complex="DejaVuSans" style:font-size-complex="10pt" style:font-weight-complex="normal"/>
    </style:style>
    <style:style style:name="T2" style:family="text">
      <style:text-properties fo:color="#0000ff" loext:opacity="100%" style:font-name="DejaVuSans" fo:font-size="10pt" fo:font-weight="normal" style:font-size-asian="10pt" style:font-weight-asian="normal" style:font-name-complex="DejaVuSans"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96cm" svg:height="9.205cm" svg:x="4.064cm" svg:y="1.463cm" svg:viewBox="0 0 25197 9206" draw:points="0,9206 25197,9206 25197,0 0,0">
          <text:p/>
        </draw:polygon>
        <draw:polygon draw:style-name="gr2" draw:text-style-name="P2" draw:layer="layout" svg:width="22.55cm" svg:height="8.767cm" svg:x="5.209cm" svg:y="1.901cm" svg:viewBox="0 0 22551 8768" draw:points="0,0 0,219 198,300 395,380 593,378 791,484 989,418 1187,387 1384,568 1582,480 1780,579 1978,334 2176,483 2374,339 2571,566 2769,599 2967,560 3165,479 3363,438 3560,738 3758,505 3956,692 4154,652 4352,686 4549,588 4747,628 4945,706 5143,810 5341,866 5538,949 5736,852 5934,781 6133,940 6331,929 6528,947 6726,1015 6924,1197 7122,886 7320,1108 7518,1199 7715,1269 7913,1051 8111,1459 8309,1365 8507,1307 8704,1347 8902,1372 9100,1482 9298,1509 9496,1444 9693,1576 9891,1734 10089,1931 10287,1722 10485,1993 10682,1768 10880,1910 11078,1892 11276,1905 11474,2150 11671,2567 11869,2506 12067,2204 12265,2517 12463,2947 12661,3177 12858,3770 13056,3868 13254,4053 13452,4093 13650,4704 13847,5447 14045,5133 14243,5004 14441,5106 14639,5480 14836,6060 15034,6199 15232,5361 15430,6048 15628,6673 15825,6130 16023,6602 16221,6884 16419,7810 16617,7063 16815,7651 17012,7662 17210,7597 17408,7891 17606,8133 17804,7762 18001,7958 18199,8105 18397,8247 18595,8234 18793,8316 18990,8388 19188,8333 19386,8320 19584,8381 19782,8354 19979,8322 20177,8330 20375,8356 20573,8347 20771,8353 20968,8357 21166,8279 21364,8334 21562,8461 21760,8410 21958,8501 22155,8696 22353,8416 22551,8768 22551,7881 22353,8022 22155,8115 21958,8027 21760,7938 21562,7830 21364,8246 21166,8279 20968,8074 20771,8246 20573,8142 20375,8028 20177,8224 19979,8034 19782,7823 19584,7630 19386,7875 19188,7842 18990,7498 18793,8158 18595,7326 18397,7159 18199,6954 18001,6366 17804,6711 17606,6370 17408,6166 17210,6720 17012,6708 16815,5893 16617,6009 16419,5294 16221,5474 16023,4974 15825,4453 15628,4422 15430,4594 15232,3822 15034,4099 14836,3542 14639,4219 14441,3822 14243,3181 14045,3756 13847,3196 13650,2701 13452,2809 13254,2177 13056,2198 12858,1973 12661,1815 12463,1863 12265,1804 12067,1625 11869,1481 11671,1342 11474,1598 11276,1395 11078,1316 10880,1342 10682,1302 10485,1342 10287,1266 10089,1078 9891,1090 9693,949 9496,987 9298,981 9100,968 8902,923 8704,948 8507,861 8309,729 8111,786 7913,721 7715,718 7518,797 7320,659 7122,634 6924,810 6726,798 6528,559 6331,510 6133,492 5934,507 5736,470 5538,585 5341,499 5143,385 4945,462 4747,447 4549,331 4352,297 4154,263 3956,274 3758,233 3560,347 3363,214 3165,274 2967,201 2769,250 2571,145 2374,191 2176,134 1978,137 1780,199 1582,142 1384,81 1187,181 989,112 791,146 593,84 395,28 198,90">
          <text:p/>
        </draw:polygon>
        <draw:polygon draw:style-name="gr3" draw:text-style-name="P3" draw:layer="layout" svg:width="0cm" svg:height="0.122cm" svg:x="5.209cm" svg:y="10.668cm" svg:viewBox="0 0 0 123" draw:points="0,0 0,123">
          <text:p/>
        </draw:polygon>
        <draw:line draw:style-name="gr4" draw:text-style-name="P4" draw:layer="layout" svg:x1="5.209cm" svg:y1="10.668cm" svg:x2="5.209cm" svg:y2="10.791cm">
          <text:p/>
        </draw:line>
        <draw:polygon draw:style-name="gr3" draw:text-style-name="P3" draw:layer="layout" svg:width="0cm" svg:height="0.122cm" svg:x="9.165cm" svg:y="10.668cm" svg:viewBox="0 0 0 123" draw:points="0,0 0,123">
          <text:p/>
        </draw:polygon>
        <draw:line draw:style-name="gr4" draw:text-style-name="P4" draw:layer="layout" svg:x1="9.165cm" svg:y1="10.668cm" svg:x2="9.165cm" svg:y2="10.791cm">
          <text:p/>
        </draw:line>
        <draw:frame draw:style-name="gr5" draw:text-style-name="P6" draw:layer="layout" svg:width="0.675cm" svg:height="0.412cm" svg:x="4.873cm" svg:y="10.855cm">
          <draw:text-box>
            <text:p text:style-name="P5"><text:span text:style-name="T1">579</text:span></text:p>
          </draw:text-box>
        </draw:frame>
        <draw:polygon draw:style-name="gr3" draw:text-style-name="P3" draw:layer="layout" svg:width="0cm" svg:height="0.122cm" svg:x="13.121cm" svg:y="10.668cm" svg:viewBox="0 0 0 123" draw:points="0,0 0,123">
          <text:p/>
        </draw:polygon>
        <draw:line draw:style-name="gr4" draw:text-style-name="P4" draw:layer="layout" svg:x1="13.121cm" svg:y1="10.668cm" svg:x2="13.121cm" svg:y2="10.791cm">
          <text:p/>
        </draw:line>
        <draw:frame draw:style-name="gr5" draw:text-style-name="P6" draw:layer="layout" svg:width="0.675cm" svg:height="0.412cm" svg:x="8.829cm" svg:y="10.855cm">
          <draw:text-box>
            <text:p text:style-name="P5"><text:span text:style-name="T1">479</text:span></text:p>
          </draw:text-box>
        </draw:frame>
        <draw:polygon draw:style-name="gr3" draw:text-style-name="P3" draw:layer="layout" svg:width="0cm" svg:height="0.122cm" svg:x="17.077cm" svg:y="10.668cm" svg:viewBox="0 0 0 123" draw:points="0,0 0,123">
          <text:p/>
        </draw:polygon>
        <draw:line draw:style-name="gr4" draw:text-style-name="P4" draw:layer="layout" svg:x1="17.077cm" svg:y1="10.668cm" svg:x2="17.077cm" svg:y2="10.791cm">
          <text:p/>
        </draw:line>
        <draw:frame draw:style-name="gr5" draw:text-style-name="P6" draw:layer="layout" svg:width="0.675cm" svg:height="0.412cm" svg:x="12.785cm" svg:y="10.855cm">
          <draw:text-box>
            <text:p text:style-name="P5"><text:span text:style-name="T1">379</text:span></text:p>
          </draw:text-box>
        </draw:frame>
        <draw:polygon draw:style-name="gr3" draw:text-style-name="P3" draw:layer="layout" svg:width="0cm" svg:height="0.122cm" svg:x="21.033cm" svg:y="10.668cm" svg:viewBox="0 0 0 123" draw:points="0,0 0,123">
          <text:p/>
        </draw:polygon>
        <draw:line draw:style-name="gr4" draw:text-style-name="P4" draw:layer="layout" svg:x1="21.033cm" svg:y1="10.668cm" svg:x2="21.033cm" svg:y2="10.791cm">
          <text:p/>
        </draw:line>
        <draw:frame draw:style-name="gr5" draw:text-style-name="P6" draw:layer="layout" svg:width="0.675cm" svg:height="0.412cm" svg:x="16.741cm" svg:y="10.855cm">
          <draw:text-box>
            <text:p text:style-name="P5"><text:span text:style-name="T1">279</text:span></text:p>
          </draw:text-box>
        </draw:frame>
        <draw:polygon draw:style-name="gr3" draw:text-style-name="P3" draw:layer="layout" svg:width="0cm" svg:height="0.122cm" svg:x="24.99cm" svg:y="10.668cm" svg:viewBox="0 0 0 123" draw:points="0,0 0,123">
          <text:p/>
        </draw:polygon>
        <draw:line draw:style-name="gr4" draw:text-style-name="P4" draw:layer="layout" svg:x1="24.99cm" svg:y1="10.668cm" svg:x2="24.99cm" svg:y2="10.791cm">
          <text:p/>
        </draw:line>
        <draw:frame draw:style-name="gr5" draw:text-style-name="P6" draw:layer="layout" svg:width="0.675cm" svg:height="0.412cm" svg:x="20.697cm" svg:y="10.855cm">
          <draw:text-box>
            <text:p text:style-name="P5"><text:span text:style-name="T1">179</text:span></text:p>
          </draw:text-box>
        </draw:frame>
        <draw:polygon draw:style-name="gr3" draw:text-style-name="P3" draw:layer="layout" svg:width="0cm" svg:height="0.122cm" svg:x="28.115cm" svg:y="10.668cm" svg:viewBox="0 0 0 123" draw:points="0,0 0,123">
          <text:p/>
        </draw:polygon>
        <draw:line draw:style-name="gr4" draw:text-style-name="P4" draw:layer="layout" svg:x1="28.115cm" svg:y1="10.668cm" svg:x2="28.115cm" svg:y2="10.791cm">
          <text:p/>
        </draw:line>
        <draw:frame draw:style-name="gr5" draw:text-style-name="P6" draw:layer="layout" svg:width="0.451cm" svg:height="0.412cm" svg:x="24.766cm" svg:y="10.855cm">
          <draw:text-box>
            <text:p text:style-name="P5"><text:span text:style-name="T1">79</text:span></text:p>
          </draw:text-box>
        </draw:frame>
        <draw:frame draw:style-name="gr5" draw:text-style-name="P6" draw:layer="layout" svg:width="0.352cm" svg:height="0.412cm" svg:x="28.003cm" svg:y="10.855cm">
          <draw:text-box>
            <text:p text:style-name="P5"><text:span text:style-name="T1">0</text:span></text:p>
          </draw:text-box>
        </draw:frame>
        <draw:polygon draw:style-name="gr3" draw:text-style-name="P3" draw:layer="layout" svg:width="0.123cm" svg:height="0cm" svg:x="3.94cm" svg:y="10.179cm" svg:viewBox="0 0 124 0" draw:points="124,0 0,0">
          <text:p/>
        </draw:polygon>
        <draw:line draw:style-name="gr4" draw:text-style-name="P4" draw:layer="layout" svg:x1="4.064cm" svg:y1="10.179cm" svg:x2="3.94cm" svg:y2="10.179cm">
          <text:p/>
        </draw:line>
        <draw:frame draw:style-name="gr5" draw:text-style-name="P6" draw:layer="layout" svg:width="5.332cm" svg:height="0.412cm" svg:x="13.991cm" svg:y="11.338cm">
          <draw:text-box>
            <text:p text:style-name="P5"><text:span text:style-name="T1">Number of remaining samples</text:span></text:p>
          </draw:text-box>
        </draw:frame>
        <draw:polygon draw:style-name="gr3" draw:text-style-name="P3" draw:layer="layout" svg:width="0.123cm" svg:height="0cm" svg:x="3.94cm" svg:y="8.231cm" svg:viewBox="0 0 124 0" draw:points="124,0 0,0">
          <text:p/>
        </draw:polygon>
        <draw:line draw:style-name="gr4" draw:text-style-name="P4" draw:layer="layout" svg:x1="4.064cm" svg:y1="8.231cm" svg:x2="3.94cm" svg:y2="8.231cm">
          <text:p/>
        </draw:line>
        <draw:frame draw:style-name="gr5" draw:text-style-name="P6" draw:layer="layout" svg:width="0.561cm" svg:height="0.412cm" svg:x="3.256cm" svg:y="9.986cm">
          <draw:text-box>
            <text:p text:style-name="P5"><text:span text:style-name="T1">0.5</text:span></text:p>
          </draw:text-box>
        </draw:frame>
        <draw:polygon draw:style-name="gr3" draw:text-style-name="P3" draw:layer="layout" svg:width="0.123cm" svg:height="0cm" svg:x="3.94cm" svg:y="6.284cm" svg:viewBox="0 0 124 0" draw:points="124,0 0,0">
          <text:p/>
        </draw:polygon>
        <draw:line draw:style-name="gr4" draw:text-style-name="P4" draw:layer="layout" svg:x1="4.064cm" svg:y1="6.284cm" svg:x2="3.94cm" svg:y2="6.284cm">
          <text:p/>
        </draw:line>
        <draw:frame draw:style-name="gr5" draw:text-style-name="P6" draw:layer="layout" svg:width="0.561cm" svg:height="0.412cm" svg:x="3.256cm" svg:y="8.038cm">
          <draw:text-box>
            <text:p text:style-name="P5"><text:span text:style-name="T1">0.6</text:span></text:p>
          </draw:text-box>
        </draw:frame>
        <draw:polygon draw:style-name="gr3" draw:text-style-name="P3" draw:layer="layout" svg:width="0.123cm" svg:height="0cm" svg:x="3.94cm" svg:y="4.336cm" svg:viewBox="0 0 124 0" draw:points="124,0 0,0">
          <text:p/>
        </draw:polygon>
        <draw:line draw:style-name="gr4" draw:text-style-name="P4" draw:layer="layout" svg:x1="4.064cm" svg:y1="4.336cm" svg:x2="3.94cm" svg:y2="4.336cm">
          <text:p/>
        </draw:line>
        <draw:frame draw:style-name="gr5" draw:text-style-name="P6" draw:layer="layout" svg:width="0.561cm" svg:height="0.412cm" svg:x="3.256cm" svg:y="6.091cm">
          <draw:text-box>
            <text:p text:style-name="P5"><text:span text:style-name="T1">0.7</text:span></text:p>
          </draw:text-box>
        </draw:frame>
        <draw:polygon draw:style-name="gr3" draw:text-style-name="P3" draw:layer="layout" svg:width="0.123cm" svg:height="0cm" svg:x="3.94cm" svg:y="2.388cm" svg:viewBox="0 0 124 0" draw:points="124,0 0,0">
          <text:p/>
        </draw:polygon>
        <draw:line draw:style-name="gr4" draw:text-style-name="P4" draw:layer="layout" svg:x1="4.064cm" svg:y1="2.388cm" svg:x2="3.94cm" svg:y2="2.388cm">
          <text:p/>
        </draw:line>
        <draw:frame draw:style-name="gr5" draw:text-style-name="P6" draw:layer="layout" svg:width="0.561cm" svg:height="0.412cm" svg:x="3.256cm" svg:y="4.143cm">
          <draw:text-box>
            <text:p text:style-name="P5"><text:span text:style-name="T1">0.8</text:span></text:p>
          </draw:text-box>
        </draw:frame>
        <draw:frame draw:style-name="gr5" draw:text-style-name="P6" draw:layer="layout" svg:width="0.561cm" svg:height="0.412cm" svg:x="3.256cm" svg:y="2.195cm">
          <draw:text-box>
            <text:p text:style-name="P5"><text:span text:style-name="T1">0.9</text:span></text:p>
          </draw:text-box>
        </draw:frame>
        <draw:polyline draw:style-name="gr6" draw:text-style-name="P4" draw:layer="layout" svg:width="22.55cm" svg:height="8.296cm" svg:x="5.209cm" svg:y="2.01cm" svg:viewBox="0 0 22551 8297" draw:points="0,0 198,86 395,95 593,122 791,206 989,156 1187,175 1384,216 1582,202 1780,280 1978,127 2176,200 2374,156 2571,247 2769,315 2967,271 3165,267 3363,217 3560,434 3758,260 3956,374 4154,349 4352,383 4549,350 4747,428 4945,475 5143,488 5341,574 5538,658 5736,552 5934,535 6133,607 6331,611 6528,644 6726,797 6924,895 7122,651 7320,775 7518,889 7715,884 7913,777 8111,1013 8309,938 8507,975 8704,1038 8902,1039 9100,1116 9298,1136 9496,1106 9693,1154 9891,1303 10089,1395 10287,1385 10485,1559 10682,1426 10880,1517 11078,1495 11276,1541 11474,1765 11671,1845 11869,1884 12067,1805 12265,2051 12463,2297 12661,2387 12858,2763 13056,2925 13254,3006 13452,3342 13650,3593 13847,4212 14045,4336 14243,3983 14441,4355 14639,4741 14836,4692 15034,5040 15232,4483 15430,5212 15628,5438 15825,5182 16023,5679 16221,6070 16419,6443 16617,6427 16815,6663 17012,7076 17210,7050 17408,6919 17606,7143 17804,7128 18001,7053 18199,7420 18397,7594 18595,7671 18793,8128 18990,7834 19188,7979 19386,7989 19584,7896 19782,7980 19979,8069 20177,8168 20375,8083 20573,8136 20771,8191 20968,8106 21166,8170 21364,8181 21562,8037 21760,8065 21958,8155 22155,8297 22353,8110 22551,8215">
          <text:p/>
        </draw:polyline>
        <draw:line draw:style-name="gr7" draw:text-style-name="P4" draw:layer="layout" svg:x1="28.115cm" svg:y1="10.179cm" svg:x2="5.604cm" svg:y2="10.179cm">
          <text:p/>
        </draw:line>
        <draw:line draw:style-name="gr8" draw:text-style-name="P4" draw:layer="layout" svg:x1="24.396cm" svg:y1="10.668cm" svg:x2="24.396cm" svg:y2="1.463cm">
          <text:p/>
        </draw:line>
        <draw:line draw:style-name="gr8" draw:text-style-name="P4" draw:layer="layout" svg:x1="23.803cm" svg:y1="10.668cm" svg:x2="23.803cm" svg:y2="1.463cm">
          <text:p/>
        </draw:line>
        <draw:line draw:style-name="gr8" draw:text-style-name="P4" draw:layer="layout" svg:x1="22.023cm" svg:y1="10.668cm" svg:x2="22.023cm" svg:y2="1.463cm">
          <text:p/>
        </draw:line>
        <draw:line draw:style-name="gr8" draw:text-style-name="P4" draw:layer="layout" svg:x1="23.407cm" svg:y1="10.668cm" svg:x2="23.407cm" svg:y2="1.463cm">
          <text:p/>
        </draw:line>
        <draw:line draw:style-name="gr8" draw:text-style-name="P4" draw:layer="layout" svg:x1="24.001cm" svg:y1="10.668cm" svg:x2="24.001cm" svg:y2="1.463cm">
          <text:p/>
        </draw:line>
        <draw:line draw:style-name="gr8" draw:text-style-name="P4" draw:layer="layout" svg:x1="22.814cm" svg:y1="10.668cm" svg:x2="22.814cm" svg:y2="1.463cm">
          <text:p/>
        </draw:line>
        <draw:line draw:style-name="gr8" draw:text-style-name="P4" draw:layer="layout" svg:x1="23.605cm" svg:y1="10.668cm" svg:x2="23.605cm" svg:y2="1.463cm">
          <text:p/>
        </draw:line>
        <draw:line draw:style-name="gr8" draw:text-style-name="P4" draw:layer="layout" svg:x1="23.605cm" svg:y1="10.668cm" svg:x2="23.605cm" svg:y2="1.463cm">
          <text:p/>
        </draw:line>
        <draw:line draw:style-name="gr8" draw:text-style-name="P4" draw:layer="layout" svg:x1="24.001cm" svg:y1="10.668cm" svg:x2="24.001cm" svg:y2="1.463cm">
          <text:p/>
        </draw:line>
        <draw:line draw:style-name="gr8" draw:text-style-name="P4" draw:layer="layout" svg:x1="23.803cm" svg:y1="10.668cm" svg:x2="23.803cm" svg:y2="1.463cm">
          <text:p/>
        </draw:line>
        <draw:line draw:style-name="gr9" draw:text-style-name="P4" draw:layer="layout" svg:x1="4.064cm" svg:y1="10.668cm" svg:x2="4.064cm" svg:y2="1.463cm">
          <text:p/>
        </draw:line>
        <draw:line draw:style-name="gr9" draw:text-style-name="P4" draw:layer="layout" svg:x1="29.26cm" svg:y1="10.668cm" svg:x2="29.26cm" svg:y2="1.463cm">
          <text:p/>
        </draw:line>
        <draw:line draw:style-name="gr9" draw:text-style-name="P4" draw:layer="layout" svg:x1="4.064cm" svg:y1="10.668cm" svg:x2="29.26cm" svg:y2="10.668cm">
          <text:p/>
        </draw:line>
        <draw:line draw:style-name="gr9" draw:text-style-name="P4" draw:layer="layout" svg:x1="4.064cm" svg:y1="1.463cm" svg:x2="29.26cm" svg:y2="1.463cm">
          <text:p/>
        </draw:line>
        <draw:polygon draw:style-name="gr3" draw:text-style-name="P3" draw:layer="layout" svg:width="0cm" svg:height="0.123cm" svg:x="24.396cm" svg:y="1.339cm" svg:viewBox="0 0 0 124" draw:points="0,124 0,0">
          <text:p/>
        </draw:polygon>
        <draw:line draw:style-name="gr4" draw:text-style-name="P4" draw:layer="layout" svg:x1="24.396cm" svg:y1="1.463cm" svg:x2="24.396cm" svg:y2="1.339cm">
          <text:p/>
        </draw:line>
        <draw:frame draw:style-name="gr5" draw:text-style-name="P6" draw:layer="layout" svg:width="1.268cm" svg:height="0.412cm" draw:transform="rotate (1.5707963267949) translate (2.714cm 6.7cm)">
          <draw:text-box>
            <text:p text:style-name="P5"><text:span text:style-name="T1">AUROC</text:span></text:p>
          </draw:text-box>
        </draw:frame>
        <draw:polygon draw:style-name="gr3" draw:text-style-name="P3" draw:layer="layout" svg:width="0cm" svg:height="0.123cm" svg:x="23.803cm" svg:y="1.339cm" svg:viewBox="0 0 0 124" draw:points="0,124 0,0">
          <text:p/>
        </draw:polygon>
        <draw:line draw:style-name="gr4" draw:text-style-name="P4" draw:layer="layout" svg:x1="23.803cm" svg:y1="1.463cm" svg:x2="23.803cm" svg:y2="1.339cm">
          <text:p/>
        </draw:line>
        <draw:frame draw:style-name="gr5" draw:text-style-name="P6" draw:layer="layout" svg:width="0.451cm" svg:height="0.412cm" svg:x="24.172cm" svg:y="0.815cm">
          <draw:text-box>
            <text:p text:style-name="P5"><text:span text:style-name="T2">94</text:span></text:p>
          </draw:text-box>
        </draw:frame>
        <draw:polygon draw:style-name="gr3" draw:text-style-name="P3" draw:layer="layout" svg:width="0cm" svg:height="0.123cm" svg:x="22.023cm" svg:y="1.339cm" svg:viewBox="0 0 0 124" draw:points="0,124 0,0">
          <text:p/>
        </draw:polygon>
        <draw:line draw:style-name="gr4" draw:text-style-name="P4" draw:layer="layout" svg:x1="22.023cm" svg:y1="1.463cm" svg:x2="22.023cm" svg:y2="1.339cm">
          <text:p/>
        </draw:line>
        <draw:polygon draw:style-name="gr3" draw:text-style-name="P3" draw:layer="layout" svg:width="0cm" svg:height="0.123cm" svg:x="23.407cm" svg:y="1.339cm" svg:viewBox="0 0 0 124" draw:points="0,124 0,0">
          <text:p/>
        </draw:polygon>
        <draw:line draw:style-name="gr4" draw:text-style-name="P4" draw:layer="layout" svg:x1="23.407cm" svg:y1="1.463cm" svg:x2="23.407cm" svg:y2="1.339cm">
          <text:p/>
        </draw:line>
        <draw:frame draw:style-name="gr5" draw:text-style-name="P6" draw:layer="layout" svg:width="0.675cm" svg:height="0.412cm" svg:x="21.686cm" svg:y="0.815cm">
          <draw:text-box>
            <text:p text:style-name="P5"><text:span text:style-name="T2">154</text:span></text:p>
          </draw:text-box>
        </draw:frame>
        <draw:polygon draw:style-name="gr3" draw:text-style-name="P3" draw:layer="layout" svg:width="0cm" svg:height="0.123cm" svg:x="24.001cm" svg:y="1.339cm" svg:viewBox="0 0 0 124" draw:points="0,124 0,0">
          <text:p/>
        </draw:polygon>
        <draw:line draw:style-name="gr4" draw:text-style-name="P4" draw:layer="layout" svg:x1="24.001cm" svg:y1="1.463cm" svg:x2="24.001cm" svg:y2="1.339cm">
          <text:p/>
        </draw:line>
        <draw:polygon draw:style-name="gr3" draw:text-style-name="P3" draw:layer="layout" svg:width="0cm" svg:height="0.123cm" svg:x="22.814cm" svg:y="1.339cm" svg:viewBox="0 0 0 124" draw:points="0,124 0,0">
          <text:p/>
        </draw:polygon>
        <draw:line draw:style-name="gr4" draw:text-style-name="P4" draw:layer="layout" svg:x1="22.814cm" svg:y1="1.463cm" svg:x2="22.814cm" svg:y2="1.339cm">
          <text:p/>
        </draw:line>
        <draw:polygon draw:style-name="gr3" draw:text-style-name="P3" draw:layer="layout" svg:width="0cm" svg:height="0.123cm" svg:x="23.605cm" svg:y="1.339cm" svg:viewBox="0 0 0 124" draw:points="0,124 0,0">
          <text:p/>
        </draw:polygon>
        <draw:line draw:style-name="gr4" draw:text-style-name="P4" draw:layer="layout" svg:x1="23.605cm" svg:y1="1.463cm" svg:x2="23.605cm" svg:y2="1.339cm">
          <text:p/>
        </draw:line>
        <draw:polygon draw:style-name="gr3" draw:text-style-name="P3" draw:layer="layout" svg:width="0cm" svg:height="0.123cm" svg:x="23.605cm" svg:y="1.339cm" svg:viewBox="0 0 0 124" draw:points="0,124 0,0">
          <text:p/>
        </draw:polygon>
        <draw:line draw:style-name="gr4" draw:text-style-name="P4" draw:layer="layout" svg:x1="23.605cm" svg:y1="1.463cm" svg:x2="23.605cm" svg:y2="1.339cm">
          <text:p/>
        </draw:line>
        <draw:frame draw:style-name="gr10" draw:text-style-name="P7" draw:layer="layout" svg:width="0.736cm" svg:height="0.412cm" svg:x="23.2cm" svg:y="0.815cm">
          <draw:text-box>
            <text:p text:style-name="P5"><text:span text:style-name="T2">114</text:span></text:p>
          </draw:text-box>
        </draw:frame>
        <draw:polygon draw:style-name="gr3" draw:text-style-name="P3" draw:layer="layout" svg:width="0cm" svg:height="0.123cm" svg:x="24.001cm" svg:y="1.339cm" svg:viewBox="0 0 0 124" draw:points="0,124 0,0">
          <text:p/>
        </draw:polygon>
        <draw:line draw:style-name="gr4" draw:text-style-name="P4" draw:layer="layout" svg:x1="24.001cm" svg:y1="1.463cm" svg:x2="24.001cm" svg:y2="1.339cm">
          <text:p/>
        </draw:line>
        <draw:polygon draw:style-name="gr3" draw:text-style-name="P3" draw:layer="layout" svg:width="0cm" svg:height="0.123cm" svg:x="23.803cm" svg:y="1.339cm" svg:viewBox="0 0 0 124" draw:points="0,124 0,0">
          <text:p/>
        </draw:polygon>
        <draw:line draw:style-name="gr4" draw:text-style-name="P4" draw:layer="layout" svg:x1="23.803cm" svg:y1="1.463cm" svg:x2="23.803cm" svg:y2="1.339cm">
          <text:p/>
        </draw:line>
        <draw:line draw:style-name="gr9" draw:text-style-name="P4" draw:layer="layout" svg:x1="4.064cm" svg:y1="10.668cm" svg:x2="4.064cm" svg:y2="1.463cm">
          <text:p/>
        </draw:line>
        <draw:line draw:style-name="gr9" draw:text-style-name="P4" draw:layer="layout" svg:x1="29.26cm" svg:y1="10.668cm" svg:x2="29.26cm" svg:y2="1.463cm">
          <text:p/>
        </draw:line>
        <draw:line draw:style-name="gr9" draw:text-style-name="P4" draw:layer="layout" svg:x1="4.064cm" svg:y1="10.668cm" svg:x2="29.26cm" svg:y2="10.668cm">
          <text:p/>
        </draw:line>
        <draw:line draw:style-name="gr9" draw:text-style-name="P4" draw:layer="layout" svg:x1="4.064cm" svg:y1="1.463cm" svg:x2="29.26cm" svg:y2="1.46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face style:name="DejaVuSans1" svg:font-family="DejaVu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30"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2.7cm" fo:margin-right="1cm" fo:page-width="32.512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8-19T14:09:24.911236439</dc:date>
    <meta:editing-duration>PT1M25S</meta:editing-duration>
    <meta:editing-cycles>1</meta:editing-cycles>
    <meta:document-statistic meta:object-count="83"/>
    <meta:generator>LibreOffice/7.3.5.2$Linux_X86_64 LibreOffice_project/30$Build-2</meta:generator>
  </office:meta>
</office:document-meta>
</file>